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triolet (more or less)</text:p>
      <text:p text:style-name="P1"/>
      <text:p text:style-name="P1">Whatever you do,</text:p>
      <text:p text:style-name="P1">don't do what I did.</text:p>
      <text:p text:style-name="P1">I saw this girl on campus</text:p>
      <text:p text:style-name="P1">and decided to go through</text:p>
      <text:p text:style-name="P1">with my plan and asked “What's your status”</text:p>
      <text:p text:style-name="P1">she squinted to the sun and made this sour face</text:p>
      <text:p text:style-name="P1">'I'd hate to be you'</text:p>
      <text:p text:style-name="P1">that's what she decreed... Indeed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2pt" style:font-name-asian="MS Mincho" style:font-size-asian="14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imes New Roman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oZooL Obliterator</meta:initial-creator>
    <meta:creation-date>2009-09-19T00:38:44.62</meta:creation-date>
    <dc:date>2009-09-19T00:46:02.96</dc:date>
    <dc:creator>OoZooL Obliterator</dc:creator>
    <meta:editing-duration>PT00H07M27S</meta:editing-duration>
    <meta:editing-cycles>2</meta:editing-cycles>
    <meta:generator>OpenOffice.org/3.1$Win32 OpenOffice.org_project/310m19$Build-9420</meta:generator>
    <meta:printed-by>OoZooL Obliterator</meta:printed-by>
    <meta:print-date>2009-09-19T00:44:31.50</meta:print-date>
    <meta:document-statistic meta:table-count="0" meta:image-count="0" meta:object-count="0" meta:page-count="1" meta:paragraph-count="9" meta:word-count="53" meta:character-count="255"/>
  </office:meta>
</office:document-meta>
</file>